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900000228D9666D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9.1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63cm" svg:x="1.4cm" svg:y="5.137cm" presentation:class="title" presentation:user-transformed="true">
          <draw:text-box>
            <text:p><text:span text:style-name="T1">Mapa bi-dimensional</text:span><text:span text:style-name="T1"><text:line-break/></text:span><text:span text:style-name="T1"> de 36 democrac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0.488cm" svg:height="19.991cm" svg:x="3.8cm" svg:y="0.509cm">
          <draw:image xlink:href="Pictures/100000000000022900000228D9666D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e6e6e6" draw:textarea-horizontal-align="center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ffff"/>
    </style:style>
    <style:style style:name="MP6" style:family="paragraph">
      <style:text-properties fo:color="#ffffff" fo:font-size="16pt" style:font-size-asian="16pt" style:font-size-complex="16pt"/>
    </style:style>
    <style:style style:name="MT1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rect presentation:style-name="Mpr2" draw:text-style-name="MP4" draw:layer="backgroundobjects" svg:width="28cm" svg:height="21cm" svg:x="0cm" svg:y="0cm">
        <text:p/>
      </draw:rect>
      <draw:frame draw:style-name="Mgr3" draw:text-style-name="MP6" draw:layer="backgroundobjects" svg:width="5.87cm" svg:height="0.882cm" svg:x="11.3cm" svg:y="20cm">
        <draw:text-box>
          <text:p text:style-name="MP5"><text:span text:style-name="MT1">PC2, itam 23/11/2011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ric magar</meta:initial-creator>
    <meta:creation-date>2011-11-23T19:48:56.15</meta:creation-date>
    <meta:editing-duration>PT1H21M2S</meta:editing-duration>
    <meta:editing-cycles>2</meta:editing-cycles>
    <dc:date>2011-11-23T21:51:01.30</dc:date>
    <dc:creator>eric magar</dc:creator>
    <meta:document-statistic meta:object-count="31"/>
    <meta:generator>OpenOffice.org/3.3$Win32 OpenOffice.org_project/330m20$Build-9567</meta:generator>
  </office:meta>
</office:document-meta>
</file>